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Waree" fo:font-style="normal" fo:font-weight="normal" officeooo:rsid="0028c689" officeooo:paragraph-rsid="0018c2e4" style:font-style-asian="normal" style:font-weight-asian="normal" style:font-style-complex="normal" style:font-weight-complex="normal"/>
    </style:style>
    <style:style style:name="P2" style:family="paragraph" style:parent-style-name="Standard">
      <style:text-properties style:font-name="Waree" fo:font-style="normal" officeooo:rsid="001eb315" officeooo:paragraph-rsid="0018c2e4" style:font-style-asian="normal" style:font-style-complex="normal"/>
    </style:style>
    <style:style style:name="P3" style:family="paragraph" style:parent-style-name="Standard">
      <style:text-properties style:font-name="Waree" fo:font-style="normal" officeooo:rsid="002492a1" officeooo:paragraph-rsid="0018c2e4" style:font-style-asian="normal" style:font-style-complex="normal"/>
    </style:style>
    <style:style style:name="P4" style:family="paragraph" style:parent-style-name="Text_20_body">
      <style:text-properties style:font-name="Waree" fo:font-style="normal" officeooo:rsid="002492a1" officeooo:paragraph-rsid="0018c2e4" style:font-style-asian="normal" style:font-style-complex="normal"/>
    </style:style>
    <style:style style:name="P5" style:family="paragraph" style:parent-style-name="Text_20_body" style:list-style-name="L1">
      <style:text-properties style:font-name="Waree" fo:font-style="normal" officeooo:paragraph-rsid="0018c2e4" style:font-style-asian="normal" style:font-style-complex="normal"/>
    </style:style>
    <style:style style:name="P6" style:family="paragraph" style:parent-style-name="Text_20_body">
      <style:text-properties style:font-name="Waree" fo:font-style="normal" officeooo:rsid="002ada54" officeooo:paragraph-rsid="0018c2e4" style:font-style-asian="normal" style:font-style-complex="normal"/>
    </style:style>
    <style:style style:name="P7" style:family="paragraph" style:parent-style-name="Text_20_body">
      <style:text-properties style:font-name="Waree" fo:font-style="normal" officeooo:rsid="002b3bad" officeooo:paragraph-rsid="0018c2e4" style:font-style-asian="normal" style:font-style-complex="normal"/>
    </style:style>
    <style:style style:name="P8" style:family="paragraph" style:parent-style-name="Text_20_body" style:list-style-name="L4">
      <style:text-properties style:font-name="Waree" fo:font-style="normal" officeooo:paragraph-rsid="0018c2e4" style:font-style-asian="normal" style:font-style-complex="normal"/>
    </style:style>
    <style:style style:name="P9" style:family="paragraph" style:parent-style-name="Text_20_body" style:list-style-name="L5">
      <style:text-properties style:font-name="Waree" fo:font-style="normal" officeooo:paragraph-rsid="0018c2e4" style:font-style-asian="normal" style:font-style-complex="normal"/>
    </style:style>
    <style:style style:name="P10" style:family="paragraph" style:parent-style-name="Text_20_body">
      <style:text-properties style:font-name="Waree" fo:font-style="normal" officeooo:paragraph-rsid="0018c2e4" style:font-style-asian="normal" style:font-style-complex="normal"/>
    </style:style>
    <style:style style:name="P11" style:family="paragraph" style:parent-style-name="Text_20_body">
      <style:text-properties style:font-name="Waree" fo:font-style="normal" fo:font-weight="bold" officeooo:rsid="00261401" officeooo:paragraph-rsid="0018c2e4" style:font-style-asian="normal" style:font-weight-asian="bold" style:font-style-complex="normal" style:font-weight-complex="bold"/>
    </style:style>
    <style:style style:name="P12" style:family="paragraph" style:parent-style-name="Text_20_body">
      <style:text-properties style:font-name="Waree" fo:font-style="normal" fo:font-weight="bold" officeooo:rsid="002c05ee" officeooo:paragraph-rsid="0018c2e4" style:font-style-asian="normal" style:font-weight-asian="bold" style:font-style-complex="normal" style:font-weight-complex="bold"/>
    </style:style>
    <style:style style:name="P13" style:family="paragraph" style:parent-style-name="Text_20_body">
      <style:text-properties fo:font-weight="bold" officeooo:rsid="00261401" officeooo:paragraph-rsid="0018c2e4" style:font-weight-asian="bold" style:font-weight-complex="bold"/>
    </style:style>
    <style:style style:name="P14" style:family="paragraph" style:parent-style-name="Text_20_body" style:list-style-name="L5">
      <style:text-properties officeooo:paragraph-rsid="0018c2e4"/>
    </style:style>
    <style:style style:name="P15" style:family="paragraph" style:parent-style-name="Text_20_body">
      <style:text-properties officeooo:paragraph-rsid="0018c2e4"/>
    </style:style>
    <style:style style:name="P16" style:family="paragraph" style:parent-style-name="Text_20_body" style:list-style-name="L1">
      <style:paragraph-properties fo:margin-top="0cm" fo:margin-bottom="0cm" loext:contextual-spacing="false"/>
      <style:text-properties style:font-name="Waree" fo:font-style="normal" officeooo:paragraph-rsid="0018c2e4" style:font-style-asian="normal" style:font-style-complex="normal"/>
    </style:style>
    <style:style style:name="P17" style:family="paragraph" style:parent-style-name="Text_20_body" style:list-style-name="L4">
      <style:paragraph-properties fo:margin-top="0cm" fo:margin-bottom="0cm" loext:contextual-spacing="false"/>
      <style:text-properties style:font-name="Waree" fo:font-style="normal" officeooo:paragraph-rsid="0018c2e4"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492a1" style:font-weight-asian="bold" style:font-weight-complex="bold"/>
    </style:style>
    <style:style style:name="T3" style:family="text">
      <style:text-properties fo:font-weight="bold" officeooo:rsid="00239a91" style:font-weight-asian="bold" style:font-weight-complex="bold"/>
    </style:style>
    <style:style style:name="T4" style:family="text">
      <style:text-properties fo:font-weight="bold" officeooo:rsid="002c05e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c05ee" style:font-weight-asian="normal" style:font-weight-complex="normal"/>
    </style:style>
    <style:style style:name="T7" style:family="text">
      <style:text-properties officeooo:rsid="00261401"/>
    </style:style>
    <style:style style:name="T8" style:family="text">
      <style:text-properties style:font-name="Waree" fo:font-style="normal" fo:font-weight="normal" style:font-style-asian="normal" style:font-weight-asian="normal" style:font-style-complex="normal" style:font-weight-complex="normal"/>
    </style:style>
    <style:style style:name="T9" style:family="text">
      <style:text-properties style:font-name="Waree" fo:font-style="normal" fo:font-weight="normal" officeooo:rsid="0028c689" style:font-style-asian="normal" style:font-weight-asian="normal" style:font-style-complex="normal" style:font-weight-complex="normal"/>
    </style:style>
    <style:style style:name="T10" style:family="text">
      <style:text-properties style:font-name="Waree" fo:font-style="normal" style:font-style-asian="normal" style:font-style-complex="normal"/>
    </style:style>
    <style:style style:name="T11" style:family="text">
      <style:text-properties style:font-name="Waree" fo:font-style="normal" officeooo:rsid="002b3bad" style:font-style-asian="normal" style:font-style-complex="normal"/>
    </style:style>
    <style:style style:name="T12" style:family="text">
      <style:text-properties officeooo:rsid="0033f886"/>
    </style:style>
    <style:style style:name="T13" style:family="text">
      <style:text-properties officeooo:rsid="002b3bad"/>
    </style:style>
    <style:style style:name="T14" style:family="text">
      <style:text-properties officeooo:rsid="002ada5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ssignement </text:span><text:span text:style-name="T2">8</text:span><text:span text:style-name="T1"> </text:span><text:span text:style-name="T3">p</text:span><text:span text:style-name="T1">roblem statement –</text:span></text:p>
      <text:p text:style-name="P3"><text:span text:style-name="T1">Concept of logging:-</text:span></text:p>
      <text:p text:style-name="P3"><text:span text:style-name="T5"/></text:p>
      <text:p text:style-name="P4"><text:span text:style-name="T5">Python provides a built-in library called logging to make it easy to add logging to any module or application in a unified way.<text:line-break/><text:line-break/>The logging module is part of the standard Python library and provides tracking for events that occur while the software runs. You can add logging calls to your code to indicate what events have happened.<text:line-break/><text:line-break/>The logging module allows for both diagnostic logging that records events related to an application’s operation, as well as audit logging which records the events of a user’s transactions for analysis. It is primarily used to record events to a file.<text:line-break/><text:line-break/>Python Logging Levels: The log level corresponds to the "importance" a log is given: an "error" log should be more urgent than the "warn" log, whereas a "debug" log should be useful only when debugging the application.<text:line-break/><text:line-break/>There are six log levels in Python; each level is associated with an integer that indicates the log severity:</text:span></text:p>
      <text:list xml:id="list2264744465" text:style-name="L1">
        <text:list-item>
          <text:p text:style-name="P16">NOTSET=0 : Nothing is logged</text:p>
        </text:list-item>
        <text:list-item>
          <text:p text:style-name="P16">DEBUG=10 :These are used to give Detailed information, typically of interest only when diagnosing problems.</text:p>
        </text:list-item>
        <text:list-item>
          <text:p text:style-name="P16">INFO=20 : These are used to confirm that things are working as expected</text:p>
        </text:list-item>
        <text:list-item>
          <text:p text:style-name="P16">WARN=30 : These are used as an indication that something unexpected happened, or indicative of some problem in the near future</text:p>
        </text:list-item>
        <text:list-item>
          <text:p text:style-name="P16">ERROR=40 : This tells that due to a more severe problem, the software has not been able to perform some function</text:p>
        </text:list-item>
        <text:list-item>
          <text:p text:style-name="P5">CRITICAL=50 : This shows a severe error, indicating that the program itself may be unable to continue running </text:p>
        </text:list-item>
      </text:list>
      <text:p text:style-name="P10"><text:soft-page-break/><text:span text:style-name="T7">A</text:span>pplications should wrap a try/except block around the main application code to send any exceptions through the logging interface instead of just to stderr.<text:line-break/><text:line-break/>Some of the commonly used parameters for basicConfig() are the following:</text:p>
      <text:list xml:id="list3704589819" text:style-name="L4">
        <text:list-item>
          <text:p text:style-name="P17">level: The root logger will be set to the specified severity level.</text:p>
        </text:list-item>
        <text:list-item>
          <text:p text:style-name="P17">filename: This specifies the file.</text:p>
        </text:list-item>
        <text:list-item>
          <text:p text:style-name="P17">filemode: If filename is given, the file is opened in this mode. The default is a, which means append.</text:p>
        </text:list-item>
        <text:list-item>
          <text:p text:style-name="P8">format: This is the format of the log message. </text:p>
        </text:list-item>
      </text:list>
      <text:p text:style-name="P10"/>
      <text:p text:style-name="P11">Concept of exceptions:-</text:p>
      <text:p text:style-name="P13"><text:span text:style-name="T8">An </text:span><text:span text:style-name="Strong_20_Emphasis"><text:span text:style-name="T8">exception</text:span></text:span><text:span text:style-name="T8"> is an error that happens at the time of execution of a program. However, while running a program, programming languages generates an exception that should be handled to avoid <text:s/>program to crash. </text:span></text:p>
      <text:p text:style-name="P10">The exception indicates that, although the event can occur, this type of event happens infrequently. When the method is not able to handle the Exception, it is thrown to its caller function. Eventually, when an exception is thrown out of the main function, the program is terminated abruptly. </text:p>
      <text:p text:style-name="P6">Handling Exceptions -</text:p>
      <text:p text:style-name="P7">try:</text:p>
      <text:p text:style-name="P7"><text:tab/><text:span text:style-name="T12">statements</text:span></text:p>
      <text:p text:style-name="P7">except (exception):</text:p>
      <text:p text:style-name="P7"><text:tab/><text:span text:style-name="T12">statements</text:span></text:p>
      <text:p text:style-name="P6">The <text:span text:style-name="T13">try</text:span> statement works as follows.</text:p>
      <text:list xml:id="list4234192889" text:style-name="L5">
        <text:list-item>
          <text:p text:style-name="P14"><text:span text:style-name="T10">First, the </text:span><text:span text:style-name="Emphasis"><text:span text:style-name="T10">try clause</text:span></text:span><text:span text:style-name="T10"> (the statement(s) between the </text:span><text:span text:style-name="T11">try </text:span><text:span text:style-name="T10">and </text:span><text:span text:style-name="T11">except</text:span><text:span text:style-name="T10"> keywords) is executed.</text:span></text:p>
        </text:list-item>
        <text:list-item>
          <text:p text:style-name="P14"><text:soft-page-break/><text:span text:style-name="T10">If no exception occurs, the </text:span><text:span text:style-name="Emphasis"><text:span text:style-name="T10">except clause</text:span></text:span><text:span text:style-name="T10"> is skipped and execution of the </text:span><text:span text:style-name="T11">try </text:span><text:span text:style-name="T10">statement is finished.</text:span></text:p>
        </text:list-item>
        <text:list-item>
          <text:p text:style-name="P9">If an exception occurs during execution of the try clause, the rest of the clause is skipped. Then if its type matches the exception named after the <text:span text:style-name="T13">except</text:span>keyword, the except clause is executed, and then execution continues after the <text:span text:style-name="T13">try </text:span>statement.</text:p>
        </text:list-item>
        <text:list-item>
          <text:p text:style-name="P14"><text:span text:style-name="T10">If an exception occurs which does not match the exception named in the except clause, it is passed on to outer </text:span><text:span text:style-name="T11">try </text:span><text:span text:style-name="T10">statements; if no handler is found, it is an </text:span><text:span text:style-name="Emphasis"><text:span text:style-name="T10">unhandled exception</text:span></text:span><text:span text:style-name="T10"> and execution stops with a message as shown above.</text:span></text:p>
        </text:list-item>
      </text:list>
      <text:p text:style-name="P10">A <text:span text:style-name="T13">try </text:span>statement may have more than one except clause, to specify handlers for different exceptions. At most one handler will be executed. Handlers only handle exceptions that occur in the corresponding try clause, not in other handlers of the same <text:span text:style-name="T13">try </text:span>statement. An except clause may name multiple exceptions as a parenthesized tuple, for example:</text:p>
      <text:p text:style-name="P10"><text:span text:style-name="T13">except (TypeError, NameError, ValueError):</text:span></text:p>
      <text:p text:style-name="P10"><text:tab/><text:span text:style-name="T13">pass</text:span></text:p>
      <text:p text:style-name="P7">Raising Exceptions:-</text:p>
      <text:p text:style-name="P7">The raise statement allows programmer to to force a specified exception to occur. </text:p>
      <text:p text:style-name="P7">e.g. raise NameError(“Hello”)</text:p>
      <text:p text:style-name="P12">Selenium Exceptions:</text:p>
      <text:p text:style-name="P10"><text:span text:style-name="T6">ElementNotVisibleException - </text:span>Thrown when an element is present on the DOM, but it is not visible, and so is not able to be interacted with.</text:p>
      <text:p text:style-name="P10">ElementNotSelectableException - Thrown when trying to select an unselectable element.</text:p>
      <text:p text:style-name="P10"><text:span text:style-name="T6">NoAlertPresentException</text:span><text:span text:style-name="T4"> - </text:span>Thrown when switching to no presented alert. </text:p>
      <text:p text:style-name="P10"><text:soft-page-break/><text:span text:style-name="T14">TimeoutException - </text:span>Thrown when a command does not complete in enough time.</text:p>
      <text:p text:style-name="P10">NoSuchWindowException - Thrown when window target to be switched doesn’t exist. </text:p>
      <text:p text:style-name="P10">NoSuchFrameException - Thrown when frame target to be switched doesn’t exist. </text:p>
      <text:p text:style-name="P10">InvalidArgumentException - The arguments passed to a command are either invalid or malformed.</text:p>
      <text:p text:style-name="P15"><text:span text:style-name="Source_20_Text"><text:span text:style-name="T9"/></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5:46:25.676674220</meta:creation-date>
    <dc:date>2021-01-29T15:46:45.981974800</dc:date>
    <meta:editing-duration>PT20S</meta:editing-duration>
    <meta:editing-cycles>1</meta:editing-cycles>
    <meta:generator>LibreOffice/6.0.7.3$Linux_X86_64 LibreOffice_project/00m0$Build-3</meta:generator>
    <meta:document-statistic meta:table-count="0" meta:image-count="0" meta:object-count="0" meta:page-count="4" meta:paragraph-count="42" meta:word-count="734" meta:character-count="4475" meta:non-whitespace-character-count="3777"/>
  </office:meta>
</office:document-meta>
</file>